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title&gt;Maggie Message&lt;/title&gt;</text:p>
      <text:p text:style-name="Standard"><text:s text:c="4"/>&lt;style&gt;</text:p>
      <text:p text:style-name="Standard"><text:s text:c="8"/>body {</text:p>
      <text:p text:style-name="Standard"><text:s text:c="12"/>background-color: white;</text:p>
      <text:p text:style-name="Standard"><text:s text:c="12"/>display: flex;</text:p>
      <text:p text:style-name="Standard"><text:s text:c="12"/>justify-content: center;</text:p>
      <text:p text:style-name="Standard"><text:s text:c="12"/>align-items: center;</text:p>
      <text:p text:style-name="Standard"><text:s text:c="12"/>height: 100vh;</text:p>
      <text:p text:style-name="Standard"><text:s text:c="12"/>font-family: Arial, sans-serif;</text:p>
      <text:p text:style-name="Standard"><text:s text:c="12"/>padding: 20px;</text:p>
      <text:p text:style-name="Standard"><text:s text:c="12"/>margin: 0;</text:p>
      <text:p text:style-name="Standard"><text:s text:c="8"/>}</text:p>
      <text:p text:style-name="Standard"/>
      <text:p text:style-name="Standard"><text:s text:c="8"/>.container {</text:p>
      <text:p text:style-name="Standard"><text:s text:c="12"/>max-width: 700px;</text:p>
      <text:p text:style-name="Standard"><text:s text:c="12"/>text-align: center;</text:p>
      <text:p text:style-name="Standard"><text:s text:c="8"/>}</text:p>
      <text:p text:style-name="Standard"/>
      <text:p text:style-name="Standard"><text:s text:c="8"/>p {</text:p>
      <text:p text:style-name="Standard"><text:s text:c="12"/>font-size: 20px;</text:p>
      <text:p text:style-name="Standard"><text:s text:c="12"/>line-height: 1.6;</text:p>
      <text:p text:style-name="Standard"><text:s text:c="12"/>color: black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div class="container"&gt;</text:p>
      <text:p text:style-name="Standard"><text:s text:c="8"/>&lt;p&gt;</text:p>
      <text:p text:style-name="Standard"><text:s text:c="12"/>Maggie,&lt;br&gt;&lt;br&gt;</text:p>
      <text:p text:style-name="Standard"><text:s text:c="12"/>I have always liked you from day one. Maybe that’s why I sometimes act a little protective when I see you smiling with other people. Maybe it’s love, maybe it’s just because I feel something special when I’m around you.&lt;br&gt;&lt;br&gt;</text:p>
      <text:p text:style-name="Standard"/>
      <text:p text:style-name="Standard"><text:s text:c="12"/>When you told me no, I respected that. That’s why I’m okay with us being friends. I want to be there for you, and I hope you can be there for me too. I just want us to keep things positive, vibing, laughing, and enjoying each other’s company.&lt;br&gt;&lt;br&gt;</text:p>
      <text:p text:style-name="Standard"/>
      <text:p text:style-name="Standard"><text:s text:c="12"/>But I’ll be honest about one thing — if one day you ever give me the chance, I might try to steal a kiss. Until then, I’ll just keep being your friend and appreciating you for who you are.&lt;br&gt;&lt;br&gt;</text:p>
      <text:p text:style-name="Standard"/>
      <text:p text:style-name="Standard"><text:s text:c="12"/>Just know that I care about you a lot, and sometimes people don’t realize what’s really going on in someone’s mind when they’re just smiling quietly.&lt;br&gt;&lt;br&gt;</text:p>
      <text:p text:style-name="Standard"/>
      <text:p text:style-name="Standard"><text:s text:c="12"/>— Clinton&lt;br&gt;</text:p>
      <text:p text:style-name="Standard"><text:s text:c="12"/>TWAWEZA&lt;br&gt;</text:p>
      <text:p text:style-name="Standard"><text:soft-page-break/><text:s text:c="12"/>Hacker 3331</text:p>
      <text:p text:style-name="Standard"><text:s text:c="8"/>&lt;/p&gt;</text:p>
      <text:p text:style-name="Standard"><text:s text:c="4"/>&lt;/div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6T16:28:52.872577236</meta:creation-date>
    <dc:date>2026-03-06T16:29:41.220804184</dc:date>
    <meta:editing-duration>PT48S</meta:editing-duration>
    <meta:editing-cycles>1</meta:editing-cycles>
    <meta:document-statistic meta:table-count="0" meta:image-count="0" meta:object-count="0" meta:page-count="2" meta:paragraph-count="42" meta:word-count="213" meta:character-count="1643" meta:non-whitespace-character-count="1130"/>
    <meta:generator>LibreOffice/25.8.4.2$Linux_X86_64 LibreOffice_project/580$Build-2</meta:generator>
  </office:meta>
</office:document-meta>
</file>